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sub>
          <mi mathvariant="normal">Γ</mi>
          <mi>c</mi>
        </msub>
        <mo stretchy="false">=</mo>
        <mn>2</mn>
      </mrow>
      <msub>
        <mi>P</mi>
        <mi>c</mi>
      </msub>
      <mrow>
        <mo fence="true" stretchy="true">(</mo>
        <mrow>
          <mfrac>
            <msup>
              <mi>ℏ</mi>
              <mn>2</mn>
            </msup>
            <mrow>
              <msub>
                <mi mathvariant="normal">μ</mi>
                <mi>c</mi>
              </msub>
              <msubsup>
                <mi>a</mi>
                <mi>c</mi>
                <mn>2</mn>
              </msubsup>
            </mrow>
          </mfrac>
        </mrow>
        <mo fence="true" stretchy="true">)</mo>
      </mrow>
      <msup>
        <mi>C</mi>
        <mn>2</mn>
      </msup>
      <mi>S</mi>
      <msubsup>
        <mi mathvariant="normal">θ</mi>
        <mi mathvariant="italic">sp</mi>
        <mn>2</mn>
      </msubsup>
    </mrow>
    <annotation encoding="StarMath 5.0">%GAMMA _c = 2P_c left ( {ℏ^2} over {%mu_c a_c^2} right ) C^2 S %theta_sp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09:13:51.054267876</meta:creation-date>
    <meta:generator>LibreOffice/4.2.7.2$Linux_X86_64 LibreOffice_project/420m0$Build-2</meta:generator>
  </office:meta>
</office:document-meta>
</file>